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style:page-number="auto" table:align="left"/>
    </style:style>
    <style:style style:name="Table1.A" style:family="table-column">
      <style:table-column-properties style:column-width="16.93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43cm" fo:margin-top="0cm" fo:margin-bottom="0cm" table:align="margins"/>
    </style:style>
    <style:style style:name="Table2.A" style:family="table-column">
      <style:table-column-properties style:column-width="12.291cm" style:rel-column-width="48246*"/>
    </style:style>
    <style:style style:name="Table2.B" style:family="table-column">
      <style:table-column-properties style:column-width="1.004cm" style:rel-column-width="3938*"/>
    </style:style>
    <style:style style:name="Table2.C" style:family="table-column">
      <style:table-column-properties style:column-width="3.401cm" style:rel-column-width="13351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22cm" fo:margin-left="-0.127cm" fo:margin-right="-0.143cm" fo:margin-top="0cm" fo:margin-bottom="0cm" table:align="margins"/>
    </style:style>
    <style:style style:name="Table3.A" style:family="table-column">
      <style:table-column-properties style:column-width="3.122cm" style:rel-column-width="12162*"/>
    </style:style>
    <style:style style:name="Table3.B" style:family="table-column">
      <style:table-column-properties style:column-width="0.529cm" style:rel-column-width="2061*"/>
    </style:style>
    <style:style style:name="Table3.C" style:family="table-column">
      <style:table-column-properties style:column-width="0.794cm" style:rel-column-width="3092*"/>
    </style:style>
    <style:style style:name="Table3.D" style:family="table-column">
      <style:table-column-properties style:column-width="12.377cm" style:rel-column-width="48220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3.115cm" fo:margin-left="-0.189cm" fo:margin-right="-0.134cm" fo:margin-top="0cm" fo:margin-bottom="0cm" table:align="margins"/>
    </style:style>
    <style:style style:name="Table4.A" style:family="table-column">
      <style:table-column-properties style:column-width="0.714cm" style:rel-column-width="405*"/>
    </style:style>
    <style:style style:name="Table4.B" style:family="table-column">
      <style:table-column-properties style:column-width="0.503cm" style:rel-column-width="285*"/>
    </style:style>
    <style:style style:name="Table4.C" style:family="table-column">
      <style:table-column-properties style:column-width="3.598cm" style:rel-column-width="2040*"/>
    </style:style>
    <style:style style:name="Table4.E" style:family="table-column">
      <style:table-column-properties style:column-width="7.796cm" style:rel-column-width="4420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796cm" fo:margin-left="-0.127cm" fo:margin-right="-0.116cm" fo:margin-top="0cm" fo:margin-bottom="0cm" table:align="margins"/>
    </style:style>
    <style:style style:name="Table5.A" style:family="table-column">
      <style:table-column-properties style:column-width="9.128cm" style:rel-column-width="35616*"/>
    </style:style>
    <style:style style:name="Table5.B" style:family="table-column">
      <style:table-column-properties style:column-width="7.668cm" style:rel-column-width="29919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752cm" fo:margin-left="9.001cm" fo:margin-right="-0.201cm" table:align="margins"/>
    </style:style>
    <style:style style:name="Table6.A" style:family="table-column">
      <style:table-column-properties style:column-width="7.752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99cm" fo:margin-left="8.975cm" fo:margin-right="-0.122cm" table:align="margins"/>
    </style:style>
    <style:style style:name="Table7.A" style:family="table-column">
      <style:table-column-properties style:column-width="7.699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18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7">SURAT PENETAPAN TERSANGKA</text:p>
          </table:table-cell>
        </table:table-row>
        <table:table-row>
          <table:table-cell table:style-name="Table1.A1" office:value-type="string">
            <text:p text:style-name="P7">NOMOR: {no_surat}</text:p>
          </table:table-cell>
        </table:table-row>
        <table:table-row>
          <table:table-cell table:style-name="Table1.A1" office:value-type="string">
            <text:p text:style-name="P7">{jabatan_ttd}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3">Berdasarkan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table:number-columns-spanned="2" office:value-type="string">
                  <text:p text:style-name="P8">Surat Perintah Penyidikan {isi1} Nomor {isi2} Tanggal {isi3} tentang {isi4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3">Menimbang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8">a.</text:p>
                </table:table-cell>
                <table:table-cell table:style-name="Table3.A1" office:value-type="string">
                  <text:p text:style-name="P8">{isi5}</text:p>
                </table:table-cell>
              </table:table-row>
              <table:table-row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8">b.</text:p>
                </table:table-cell>
                <table:table-cell table:style-name="Table3.A1" office:value-type="string">
                  <text:p text:style-name="P8">Bahwa telah diperoleh bukti permulaan yang cukup guna menentukan tersangka dalam penyidikan {isi4}</text:p>
                </table:table-cell>
              </table:table-row>
              <table:table-row>
                <table:table-cell table:style-name="Table3.A1" table:number-rows-spanned="5" office:value-type="string">
                  <text:p text:style-name="P3">Mengingat</text:p>
                </table:table-cell>
                <table:table-cell table:style-name="Table3.A1" table:number-rows-spanned="5" office:value-type="string">
                  <text:p text:style-name="P3">:</text:p>
                </table:table-cell>
                <table:table-cell table:style-name="Table3.A1" office:value-type="string">
                  <text:p text:style-name="P8">1.</text:p>
                </table:table-cell>
                <table:table-cell table:style-name="Table3.A1" office:value-type="string">
                  <text:p text:style-name="P8">Undang-undang Republik Indonesia No.8 tahun 1981 tentang Kitab Undang-undang Hukum Acara Pidana (KUHP)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2.</text:p>
                </table:table-cell>
                <table:table-cell table:style-name="Table3.A1" office:value-type="string">
                  <text:p text:style-name="P8">Undang-undang Republik Indoensia No.39 tahun 1999 tentang Hak Asasi Manusia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3.</text:p>
                </table:table-cell>
                <table:table-cell table:style-name="Table3.A1" office:value-type="string">
                  <text:p text:style-name="P8">Undang-undang Republik Indonesia No.26 tahun 2000 tentang Pengadilan Hak Asasi Manusia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4.</text:p>
                </table:table-cell>
                <table:table-cell table:style-name="Table3.A1" office:value-type="string">
                  <text:p text:style-name="P8">Undang-undang Republik Indonesia No.21 tahun 2001 tentang Perubahan Undang-undang Nomor 31 tahun 1999 tentang Pemberantasan Tindak Pidana Korupsi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5.</text:p>
                </table:table-cell>
                <table:table-cell table:style-name="Table3.A1" office:value-type="string">
                  <text:p text:style-name="P8">Undang-undang Republik Indonesia No.16 tahun 2004 tentang Kejaksaan Republik Indonesia</text:p>
                </table:table-cell>
              </table:table-row>
              <table:table-row>
                <table:table-cell table:style-name="Table3.A1" table:number-columns-spanned="4" office:value-type="string">
                  <text:p text:style-name="P7"/>
                  <text:p text:style-name="P7">MEMUTUSKAN:</text:p>
                  <text:p text:style-name="P7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Menetapkan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table:number-columns-spanned="2" office:value-type="string">
                  <text:p text:style-name="P3">Seseorang dengan identitas berikut ini: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table:number-columns-spanned="2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column table:style-name="Table4.B"/>
                    <table:table-column table:style-name="Table4.E"/>
                    <table:table-row>
                      <table:table-cell table:style-name="Table4.A1" office:value-type="string">
                        <text:p text:style-name="P10">[!-- BEGIN TDS --]{noUrut}</text:p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Nama lengkap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nama_tersangka}</text:p>
                      </table:table-cell>
                    </table:table-row>
                    <table:table-row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Tempat lahir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tempat_lahir}</text:p>
                      </table:table-cell>
                    </table:table-row>
                    <table:table-row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Umur/Tanggal lahir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umur} / {tgl_lahir}</text:p>
                      </table:table-cell>
                    </table:table-row>
                    <table:table-row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Jenis kelamin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jenis_kelamin}</text:p>
                      </table:table-cell>
                    </table:table-row>
                    <table:table-row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Kebangsaan/ Kewarganegaraan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kewarganegaraan}</text:p>
                      </table:table-cell>
                    </table:table-row>
                    <table:table-row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Tempat tinggal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alamat}</text:p>
                      </table:table-cell>
                    </table:table-row>
                    <table:table-row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Agama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agama}</text:p>
                      </table:table-cell>
                    </table:table-row>
                    <table:table-row>
                      <table:table-cell table:style-name="Table4.A1" office:value-type="string">
                        <text:p text:style-name="P3"><text:soft-page-break/></text:p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Pekerjaan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pekerjaan}</text:p>
                      </table:table-cell>
                    </table:table-row>
                    <table:table-row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>-</text:p>
                      </table:table-cell>
                      <table:table-cell table:style-name="Table4.A1" office:value-type="string">
                        <text:p text:style-name="P3">Pendidikan</text:p>
                      </table:table-cell>
                      <table:table-cell table:style-name="Table4.A1" office:value-type="string">
                        <text:p text:style-name="P3">:</text:p>
                      </table:table-cell>
                      <table:table-cell table:style-name="Table4.A1" office:value-type="string">
                        <text:p text:style-name="P3">{pendidikan}</text:p>
                      </table:table-cell>
                    </table:table-row>
                    <table:table-row>
                      <table:table-cell table:style-name="Table4.A1" office:value-type="string">
                        <text:p text:style-name="P10">[!-- END TDS --]</text:p>
                      </table:table-cell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/>
                      </table:table-cell>
                      <table:table-cell table:style-name="Table4.A1" office:value-type="string">
                        <text:p text:style-name="P3"/>
                      </table:table-cell>
                    </table:table-row>
                  </table:table>
                  <text:p text:style-name="P5">Sebagai tersangka dalam perkara dugaan {isi6}, {isi7}, dengan sangkaan pasal {isi8}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"/>
                </table:table-cell>
                <table:table-cell table:style-name="Table5.A1" office:value-type="string">
                  <text:p text:style-name="P3">Dikeluarkan di : {lokasi_surat}</text:p>
                </table:table-cell>
              </table:table-row>
              <table:table-row>
                <table:table-cell table:style-name="Table5.A1" office:value-type="string">
                  <text:p text:style-name="P3"/>
                </table:table-cell>
                <table:table-cell table:style-name="Table5.A1" office:value-type="string">
                  <text:p text:style-name="P3">Pada tanggal <text:s text:c="2"/>: {tgl_surat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{nama_ttd}</text:p>
                </table:table-cell>
              </table:table-row>
              <table:table-row>
                <table:table-cell table:style-name="Table7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P2">Tembusan: [!-- BEGIN tembusan --]</text:p>
      <text:p text:style-name="P3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1-15T02:40:32.57</dc:date>
    <meta:editing-cycles>24</meta:editing-cycles>
    <meta:editing-duration>PT1H34M31S</meta:editing-duration>
    <meta:document-statistic meta:table-count="7" meta:image-count="0" meta:object-count="0" meta:page-count="2" meta:paragraph-count="76" meta:word-count="203" meta:character-count="1417"/>
    <meta:template xlink:type="simple" xlink:actuate="onRequest" xlink:title="" xlink:href="Normal.dotm"/>
  </office:meta>
</office:document-meta>
</file>